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_20_4-subtitle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Default_20_4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="none" draw:fill-color="#ffffff"/>
      <style:paragraph-properties fo:text-align="center" style:font-independent-line-spacing="true"/>
      <style:text-properties fo:font-size="18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4" presentation:presentation-page-layout-name="AL1T11">
        <draw:frame draw:name="PlaceHolder 1" presentation:style-name="pr1" draw:text-style-name="P2" draw:layer="layout" svg:width="25.182cm" svg:height="13.305cm" svg:x="1.4cm" svg:y="1.197cm" presentation:class="subtitle" presentation:user-transformed="true">
          <draw:text-box>
            <text:p text:style-name="P1">SubTitle slide1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4-background" style:display-name="Default 4-background" style:family="presentation">
      <style:graphic-properties draw:stroke="none" draw:fill="solid" draw:fill-color="#00030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">
            <style:list-level-properties text:space-before="-0.9cm" text:min-label-width="0.9cm"/>
            <style:text-properties fo:font-family="Wingdings" style:font-charset="x-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left="0cm" fo:margin-right="0cm" fo:margin-top="0.1cm" fo:margin-bottom="0cm" fo:line-height="100%" fo:text-align="start" fo:text-indent="0cm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Default_20_4-outline6" style:display-name="Default 4-outline6" style:family="presentation" style:parent-style-name="Default_20_4-outline5">
      <style:paragraph-properties fo:margin-left="0cm" fo:margin-right="0cm" fo:margin-top="0.1cm" fo:margin-bottom="0cm" fo:line-height="100%" fo:text-align="start" fo:text-indent="0cm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Default_20_4-outline7" style:display-name="Default 4-outline7" style:family="presentation" style:parent-style-name="Default_20_4-outline6">
      <style:paragraph-properties fo:margin-left="0cm" fo:margin-right="0cm" fo:margin-top="0.1cm" fo:margin-bottom="0cm" fo:line-height="100%" fo:text-align="start" fo:text-indent="0cm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number text:level="1" style:num-format="">
            <style:list-level-properties text:space-before="-0.6cm"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00030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_20_4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Default_20_4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_20_4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5cm" fo:margin-bottom="0cm" fo:line-height="100%" fo:text-align="start" fo:text-indent="0cm"/>
    </style:style>
    <style:style style:name="MP6" style:family="paragraph">
      <style:paragraph-properties fo:margin-left="0cm" fo:margin-right="0cm" fo:margin-top="0.4cm" fo:margin-bottom="0cm" fo:line-height="100%" fo:text-align="start" fo:text-indent="0cm"/>
    </style:style>
    <style:style style:name="MP7" style:family="paragraph">
      <style:paragraph-properties fo:margin-left="0cm" fo:margin-right="0cm" fo:margin-top="0.3cm" fo:margin-bottom="0cm" fo:line-height="100%" fo:text-align="start" fo:text-indent="0cm"/>
    </style:style>
    <style:style style:name="MP8" style:family="paragraph">
      <style:paragraph-properties fo:margin-left="0cm" fo:margin-right="0cm" fo:margin-top="0.2cm" fo:margin-bottom="0cm" fo:line-height="100%" fo:text-align="start" fo:text-indent="0cm"/>
    </style:style>
    <style:style style:name="MP9" style:family="paragraph">
      <style:paragraph-properties fo:margin-left="0cm" fo:margin-right="0cm" fo:margin-top="0.1cm" fo:margin-bottom="0cm" fo:line-height="100%" fo:text-align="start" fo:text-indent="0cm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">
        <style:list-level-properties text:space-before="-0.9cm" text:min-label-width="0.9cm"/>
        <style:text-properties fo:font-family="Wingdings" style:font-charset="x-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_20_4" style:display-name="Default 4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2" presentation:style-name="Mpr1" draw:text-style-name="MP10" draw:layer="backgroundobjects" svg:width="25.19cm" svg:height="9.125cm" svg:x="1.4cm" svg:y="3.685cm" presentation:class="outline" presentation:user-transformed="true">
        <draw:text-box>
          <text:list text:style-name="ML2">
            <text:list-item>
              <text:p text:style-name="MP5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8"><text:span text:style-name="MT2">Fourth Outline Level</text:span></text:p>
                          <text:list>
                            <text:list-item>
                              <text:p text:style-name="MP9"><text:span text:style-name="MT2">Fifth Outline Level</text:span></text:p>
                              <text:list>
                                <text:list-item>
                                  <text:p text:style-name="MP9"><text:span text:style-name="MT2">Sixth Outline Level</text:span></text:p>
                                  <text:list>
                                    <text:list-item>
                                      <text:p text:style-name="MP9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Default_20_4-title" draw:layer="backgroundobjects" svg:width="25.2cm" svg:height="2.629cm" svg:x="1.4cm" svg:y="0.628cm" presentation:class="title" presentation:placeholder="true">
        <draw:text-box/>
      </draw:frame>
      <presentation:notes style:page-layout-name="PM0">
        <draw:page-thumbnail presentation:style-name="Default_20_4-title" draw:layer="backgroundobjects" svg:width="0.001cm" svg:height="0.001cm" svg:x="0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4-02-24T10:47:31</meta:creation-date>
    <meta:initial-creator>Michael Meeks</meta:initial-creator>
    <dc:language>en-GB</dc:language>
    <dc:date>2025-12-29T13:15:21.814422400</dc:date>
    <meta:editing-cycles>180</meta:editing-cycles>
    <meta:editing-duration>PT23H1M54S</meta:editing-duration>
    <meta:generator>Collabora_Office/25.04.9.0$Windows_X86_64 LibreOffice_project/1536309c676faed2fa98c7a80207be39a9216600</meta:generator>
    <meta:document-statistic meta:object-count="21"/>
    <meta:user-defined meta:name="AppVersion">15.0000</meta:user-defined>
  </office:meta>
</office:document-meta>
</file>